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7000002D9446DB624.png" manifest:media-type=""/>
  <manifest:file-entry manifest:full-path="Pictures/1000000000000250000001F278942ADD.png" manifest:media-type=""/>
  <manifest:file-entry manifest:full-path="Pictures/100000000000021800000343E08DA41B.png" manifest:media-type=""/>
  <manifest:file-entry manifest:full-path="Pictures/1000000000000214000001AA69FB4A02.png" manifest:media-type=""/>
  <manifest:file-entry manifest:full-path="Pictures/10000000000002E2000002AD117A55AB.png" manifest:media-type=""/>
  <manifest:file-entry manifest:full-path="Pictures/1000000000000235000000BF0CF804E1.png" manifest:media-type=""/>
  <manifest:file-entry manifest:full-path="Pictures/10000000000000DD000000FA0DC8D5EA.png" manifest:media-type=""/>
  <manifest:file-entry manifest:full-path="Pictures/100000000000025600000156A0D0079A.png" manifest:media-type=""/>
  <manifest:file-entry manifest:full-path="Pictures/100000000000024800000188B486A909.png" manifest:media-type=""/>
  <manifest:file-entry manifest:full-path="Pictures/100000000000020C000000BEADF8E01C.png" manifest:media-type=""/>
  <manifest:file-entry manifest:full-path="Pictures/100000000000025F00000343F7F98544.png" manifest:media-type=""/>
  <manifest:file-entry manifest:full-path="Pictures/1000000000000244000000C09529F45D.png" manifest:media-type=""/>
  <manifest:file-entry manifest:full-path="Pictures/10000000000002500000027AD3F29EDD.png" manifest:media-type=""/>
  <manifest:file-entry manifest:full-path="Pictures/1000000000000250000001CDCBA2FD35.png" manifest:media-type=""/>
  <manifest:file-entry manifest:full-path="Pictures/10000000000000C5000002BACBB68F61.png" manifest:media-type=""/>
  <manifest:file-entry manifest:full-path="Pictures/100000000000021A000002948A618B3E.png" manifest:media-type=""/>
  <manifest:file-entry manifest:full-path="Pictures/10000000000000F000000107B92EC193.png" manifest:media-type=""/>
  <manifest:file-entry manifest:full-path="Pictures/1000000000000106000000EDEBEB365C.png" manifest:media-type=""/>
  <manifest:file-entry manifest:full-path="Pictures/100000000000023C000000CF8D18BE54.png" manifest:media-type=""/>
  <manifest:file-entry manifest:full-path="Pictures/1000000000000235000000F6BEC1B141.png" manifest:media-type=""/>
  <manifest:file-entry manifest:full-path="Pictures/1000000000000232000001CD4DCDFF4F.png" manifest:media-type=""/>
  <manifest:file-entry manifest:full-path="Pictures/100000000000033B000001B2E6D88674.png" manifest:media-type=""/>
  <manifest:file-entry manifest:full-path="Pictures/10000000000000DD000000E93BD56891.png" manifest:media-type=""/>
  <manifest:file-entry manifest:full-path="Pictures/1000000000000355000001C051A635EB.png" manifest:media-type=""/>
  <manifest:file-entry manifest:full-path="Pictures/10000000000001110000010E5E66A6E6.png" manifest:media-type=""/>
  <manifest:file-entry manifest:full-path="Pictures/10000000000002190000020C86E04D8D.png" manifest:media-type=""/>
  <manifest:file-entry manifest:full-path="Pictures/10000000000003470000021A00768648.png" manifest:media-type=""/>
  <manifest:file-entry manifest:full-path="Pictures/100000000000034A0000026F1BA6CB78.png" manifest:media-type=""/>
  <manifest:file-entry manifest:full-path="Pictures/1000000000000260000002BB05239398.png" manifest:media-type=""/>
  <manifest:file-entry manifest:full-path="Pictures/100000000000024C0000034D31B68091.png" manifest:media-type=""/>
  <manifest:file-entry manifest:full-path="Pictures/1000000000000243000000DFC77B6000.png" manifest:media-type=""/>
  <manifest:file-entry manifest:full-path="Pictures/100000000000026A000003210D38767A.png" manifest:media-type=""/>
  <manifest:file-entry manifest:full-path="Pictures/100000000000033C000002A258A8F5A4.png" manifest:media-type=""/>
  <manifest:file-entry manifest:full-path="Pictures/1000000000000256000001B9F69AEF92.png" manifest:media-type=""/>
  <manifest:file-entry manifest:full-path="Pictures/10000000000002E4000001B3564F4E26.png" manifest:media-type=""/>
  <manifest:file-entry manifest:full-path="Pictures/10000000000002F300000312082AB149.png" manifest:media-type=""/>
  <manifest:file-entry manifest:full-path="Pictures/1000000000000249000000E934180132.png" manifest:media-type=""/>
  <manifest:file-entry manifest:full-path="Pictures/1000000000000310000001D00B3C4943.png" manifest:media-type=""/>
  <manifest:file-entry manifest:full-path="Pictures/10000000000002450000011C0B9F5BA0.png" manifest:media-type=""/>
  <manifest:file-entry manifest:full-path="Pictures/10000000000003210000008E03F8138A.png" manifest:media-type=""/>
  <manifest:file-entry manifest:full-path="Pictures/10000000000002F6000001E255D07E4D.png" manifest:media-type=""/>
  <manifest:file-entry manifest:full-path="Pictures/10000000000003490000032F1FE23994.png" manifest:media-type=""/>
  <manifest:file-entry manifest:full-path="Pictures/10000000000002BA000000B2DBD3E1E4.png" manifest:media-type=""/>
  <manifest:file-entry manifest:full-path="Pictures/10000000000002C000000308C2141049.png" manifest:media-type=""/>
  <manifest:file-entry manifest:full-path="Pictures/100000000000026E000000B36AAAFDFC.png" manifest:media-type=""/>
  <manifest:file-entry manifest:full-path="Pictures/10000000000002420000010299DC833C.png" manifest:media-type=""/>
  <manifest:file-entry manifest:full-path="Pictures/100000000000030F000001D52A52CBA4.png" manifest:media-type=""/>
  <manifest:file-entry manifest:full-path="Pictures/100000000000023D000001C7E0488568.png" manifest:media-type=""/>
  <manifest:file-entry manifest:full-path="Pictures/100000000000036D0000031527B8A1BC.png" manifest:media-type=""/>
  <manifest:file-entry manifest:full-path="Pictures/10000000000002F3000001204F050925.png" manifest:media-type=""/>
  <manifest:file-entry manifest:full-path="Pictures/100000000000034E0000025421D67FA3.png" manifest:media-type=""/>
  <manifest:file-entry manifest:full-path="Pictures/10000000000002440000017CB3D234EE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2.277cm" svg:height="8.043cm" svg:x="4.4cm" svg:y="1.5cm">
          <draw:image xlink:href="Pictures/10000000000002440000017CB3D234EE.png" xlink:type="simple" xlink:show="embed" xlink:actuate="onLoad">
            <text:p/>
          </draw:image>
        </draw:frame>
        <draw:frame draw:style-name="gr1" draw:text-style-name="P1" draw:layer="layout" svg:width="12.129cm" svg:height="9.631cm" svg:x="4.7cm" svg:y="10.269cm">
          <draw:image xlink:href="Pictures/100000000000023D000001C7E0488568.png" xlink:type="simple" xlink:show="embed" xlink:actuate="onLoad">
            <text:p/>
          </draw:image>
        </draw:frame>
        <draw:frame draw:style-name="gr1" draw:text-style-name="P1" draw:layer="layout" svg:width="15.981cm" svg:height="6.096cm" svg:x="2.919cm" svg:y="21.004cm">
          <draw:image xlink:href="Pictures/10000000000002F3000001204F050925.png" xlink:type="simple" xlink:show="embed" xlink:actuate="onLoad">
            <text:p/>
          </draw:image>
        </draw:frame>
      </draw:page>
      <draw:page draw:name="page2" draw:style-name="dp1" draw:master-page-name="Padrão">
        <draw:frame draw:style-name="gr1" draw:text-style-name="P1" draw:layer="layout" svg:width="13.166cm" svg:height="3.788cm" svg:x="2.934cm" svg:y="1.212cm">
          <draw:image xlink:href="Pictures/100000000000026E000000B36AAAFDFC.png" xlink:type="simple" xlink:show="embed" xlink:actuate="onLoad">
            <text:p/>
          </draw:image>
        </draw:frame>
        <draw:frame draw:style-name="gr1" draw:text-style-name="P1" draw:layer="layout" svg:width="14.775cm" svg:height="3.767cm" svg:x="2.8cm" svg:y="5.033cm">
          <draw:image xlink:href="Pictures/10000000000002BA000000B2DBD3E1E4.png" xlink:type="simple" xlink:show="embed" xlink:actuate="onLoad">
            <text:p/>
          </draw:image>
        </draw:frame>
        <draw:frame draw:style-name="gr1" draw:text-style-name="P1" draw:layer="layout" svg:width="16.045cm" svg:height="10.202cm" svg:x="2.522cm" svg:y="9.291cm">
          <draw:image xlink:href="Pictures/10000000000002F6000001E255D07E4D.png" xlink:type="simple" xlink:show="embed" xlink:actuate="onLoad">
            <text:p/>
          </draw:image>
        </draw:frame>
        <draw:frame draw:style-name="gr1" draw:text-style-name="P1" draw:layer="layout" svg:width="16.595cm" svg:height="9.821cm" svg:x="2.4cm" svg:y="19.4cm">
          <draw:image xlink:href="Pictures/1000000000000310000001D00B3C4943.png" xlink:type="simple" xlink:show="embed" xlink:actuate="onLoad">
            <text:p/>
          </draw:image>
        </draw:frame>
      </draw:page>
      <draw:page draw:name="page3" draw:style-name="dp1" draw:master-page-name="Padrão">
        <draw:frame draw:style-name="gr1" draw:text-style-name="P1" draw:layer="layout" svg:width="15.664cm" svg:height="9.207cm" svg:x="2.6cm" svg:y="1.094cm">
          <draw:image xlink:href="Pictures/10000000000002E4000001B3564F4E26.png" xlink:type="simple" xlink:show="embed" xlink:actuate="onLoad">
            <text:p/>
          </draw:image>
        </draw:frame>
        <draw:frame draw:style-name="gr1" draw:text-style-name="P1" draw:layer="layout" svg:width="12.658cm" svg:height="9.334cm" svg:x="4.842cm" svg:y="11.066cm">
          <draw:image xlink:href="Pictures/1000000000000256000001B9F69AEF92.png" xlink:type="simple" xlink:show="embed" xlink:actuate="onLoad">
            <text:p/>
          </draw:image>
        </draw:frame>
        <draw:frame draw:style-name="gr1" draw:text-style-name="P1" draw:layer="layout" svg:width="12.256cm" svg:height="4.72cm" svg:x="4.4cm" svg:y="20.58cm">
          <draw:image xlink:href="Pictures/1000000000000243000000DFC77B6000.png" xlink:type="simple" xlink:show="embed" xlink:actuate="onLoad">
            <text:p/>
          </draw:image>
        </draw:frame>
      </draw:page>
      <draw:page draw:name="page4" draw:style-name="dp1" draw:master-page-name="Padrão">
        <draw:frame draw:style-name="gr1" draw:text-style-name="P1" draw:layer="layout" svg:width="17.527cm" svg:height="14.267cm" svg:x="1.9cm" svg:y="13.9cm">
          <draw:image xlink:href="Pictures/100000000000033C000002A258A8F5A4.png" xlink:type="simple" xlink:show="embed" xlink:actuate="onLoad">
            <text:p/>
          </draw:image>
        </draw:frame>
        <draw:frame draw:style-name="gr1" draw:text-style-name="P1" draw:layer="layout" svg:width="17.823cm" svg:height="13.187cm" svg:x="1.777cm" svg:y="0.5cm">
          <draw:image xlink:href="Pictures/100000000000034A0000026F1BA6CB78.png" xlink:type="simple" xlink:show="embed" xlink:actuate="onLoad">
            <text:p/>
          </draw:image>
        </draw:frame>
      </draw:page>
      <draw:page draw:name="page5" draw:style-name="dp1" draw:master-page-name="Padrão">
        <draw:frame draw:style-name="gr1" draw:text-style-name="P1" draw:layer="layout" svg:width="17.908cm" svg:height="12.615cm" svg:x="1.792cm" svg:y="16cm">
          <draw:image xlink:href="Pictures/100000000000034E0000025421D67FA3.png" xlink:type="simple" xlink:show="embed" xlink:actuate="onLoad">
            <text:p/>
          </draw:image>
        </draw:frame>
        <draw:frame draw:style-name="gr1" draw:text-style-name="P1" draw:layer="layout" svg:width="16.574cm" svg:height="9.927cm" svg:x="2.826cm" svg:y="1.2cm">
          <draw:image xlink:href="Pictures/100000000000030F000001D52A52CBA4.png" xlink:type="simple" xlink:show="embed" xlink:actuate="onLoad">
            <text:p/>
          </draw:image>
        </draw:frame>
        <draw:frame draw:style-name="gr1" draw:text-style-name="P1" draw:layer="layout" svg:width="16.955cm" svg:height="3.005cm" svg:x="2.6cm" svg:y="10.9cm">
          <draw:image xlink:href="Pictures/10000000000003210000008E03F8138A.png" xlink:type="simple" xlink:show="embed" xlink:actuate="onLoad">
            <text:p/>
          </draw:image>
        </draw:frame>
      </draw:page>
      <draw:page draw:name="page6" draw:style-name="dp1" draw:master-page-name="Padrão">
        <draw:frame draw:style-name="gr1" draw:text-style-name="P1" draw:layer="layout" svg:width="14.902cm" svg:height="16.426cm" svg:x="4.098cm" svg:y="1.274cm">
          <draw:image xlink:href="Pictures/10000000000002C000000308C2141049.png" xlink:type="simple" xlink:show="embed" xlink:actuate="onLoad">
            <text:p/>
          </draw:image>
        </draw:frame>
        <draw:frame draw:style-name="gr1" draw:text-style-name="P1" draw:layer="layout" svg:width="11.366cm" svg:height="11.091cm" svg:x="8cm" svg:y="17.8cm">
          <draw:image xlink:href="Pictures/10000000000002190000020C86E04D8D.png" xlink:type="simple" xlink:show="embed" xlink:actuate="onLoad">
            <text:p/>
          </draw:image>
        </draw:frame>
        <draw:frame draw:style-name="gr1" draw:text-style-name="P1" draw:layer="layout" svg:width="5.778cm" svg:height="5.714cm" svg:x="0.722cm" svg:y="19.2cm">
          <draw:image xlink:href="Pictures/10000000000001110000010E5E66A6E6.png" xlink:type="simple" xlink:show="embed" xlink:actuate="onLoad">
            <text:p/>
          </draw:image>
        </draw:frame>
      </draw:page>
      <draw:page draw:name="page7" draw:style-name="dp1" draw:master-page-name="Padrão">
        <draw:frame draw:style-name="gr1" draw:text-style-name="P1" draw:layer="layout" svg:width="12.234cm" svg:height="5.46cm" svg:x="7.466cm" svg:y="1.7cm">
          <draw:image xlink:href="Pictures/10000000000002420000010299DC833C.png" xlink:type="simple" xlink:show="embed" xlink:actuate="onLoad">
            <text:p/>
          </draw:image>
        </draw:frame>
        <draw:frame draw:style-name="gr1" draw:text-style-name="P1" draw:layer="layout" svg:width="18.564cm" svg:height="16.701cm" svg:x="0.8cm" svg:y="7.199cm">
          <draw:image xlink:href="Pictures/100000000000036D0000031527B8A1BC.png" xlink:type="simple" xlink:show="embed" xlink:actuate="onLoad">
            <text:p/>
          </draw:image>
        </draw:frame>
      </draw:page>
      <draw:page draw:name="page8" draw:style-name="dp1" draw:master-page-name="Padrão">
        <draw:frame draw:style-name="gr1" draw:text-style-name="P1" draw:layer="layout" svg:width="15.981cm" svg:height="16.637cm" svg:x="3.6cm" svg:y="1.463cm">
          <draw:image xlink:href="Pictures/10000000000002F300000312082AB149.png" xlink:type="simple" xlink:show="embed" xlink:actuate="onLoad">
            <text:p/>
          </draw:image>
        </draw:frame>
        <draw:frame draw:style-name="gr1" draw:text-style-name="P1" draw:layer="layout" svg:width="4.677cm" svg:height="4.931cm" svg:x="3.6cm" svg:y="16.069cm">
          <draw:image xlink:href="Pictures/10000000000000DD000000E93BD56891.png" xlink:type="simple" xlink:show="embed" xlink:actuate="onLoad">
            <text:p/>
          </draw:image>
        </draw:frame>
        <draw:frame draw:style-name="gr1" draw:text-style-name="P1" draw:layer="layout" svg:width="17.505cm" svg:height="9.186cm" svg:x="2.195cm" svg:y="19.4cm">
          <draw:image xlink:href="Pictures/100000000000033B000001B2E6D88674.png" xlink:type="simple" xlink:show="embed" xlink:actuate="onLoad">
            <text:p/>
          </draw:image>
        </draw:frame>
      </draw:page>
      <draw:page draw:name="page9" draw:style-name="dp1" draw:master-page-name="Padrão">
        <draw:frame draw:style-name="gr1" draw:text-style-name="P1" draw:layer="layout" svg:width="12.107cm" svg:height="4.381cm" svg:x="7.193cm" svg:y="1.5cm">
          <draw:image xlink:href="Pictures/100000000000023C000000CF8D18BE54.png" xlink:type="simple" xlink:show="embed" xlink:actuate="onLoad">
            <text:p/>
          </draw:image>
        </draw:frame>
        <draw:frame draw:style-name="gr1" draw:text-style-name="P1" draw:layer="layout" svg:width="12.869cm" svg:height="14.796cm" svg:x="6.431cm" svg:y="5.6cm">
          <draw:image xlink:href="Pictures/1000000000000260000002BB05239398.png" xlink:type="simple" xlink:show="embed" xlink:actuate="onLoad">
            <text:p/>
          </draw:image>
        </draw:frame>
        <draw:frame draw:style-name="gr1" draw:text-style-name="P1" draw:layer="layout" svg:width="5.545cm" svg:height="5.016cm" svg:x="1.5cm" svg:y="1.5cm">
          <draw:image xlink:href="Pictures/1000000000000106000000EDEBEB365C.png" xlink:type="simple" xlink:show="embed" xlink:actuate="onLoad">
            <text:p/>
          </draw:image>
        </draw:frame>
      </draw:page>
      <draw:page draw:name="page10" draw:style-name="dp1" draw:master-page-name="Padrão">
        <draw:frame draw:style-name="gr1" draw:text-style-name="P1" draw:layer="layout" svg:width="12.446cm" svg:height="17.886cm" svg:x="7.2cm" svg:y="1.4cm">
          <draw:image xlink:href="Pictures/100000000000024C0000034D31B68091.png" xlink:type="simple" xlink:show="embed" xlink:actuate="onLoad">
            <text:p/>
          </draw:image>
        </draw:frame>
        <draw:frame draw:style-name="gr1" draw:text-style-name="P1" draw:layer="layout" svg:width="5.079cm" svg:height="5.566cm" svg:x="1.5cm" svg:y="11.434cm">
          <draw:image xlink:href="Pictures/10000000000000F000000107B92EC193.png" xlink:type="simple" xlink:show="embed" xlink:actuate="onLoad">
            <text:p/>
          </draw:image>
        </draw:frame>
        <draw:frame draw:style-name="gr1" draw:text-style-name="P1" draw:layer="layout" svg:width="11.959cm" svg:height="5.206cm" svg:x="5.241cm" svg:y="21.194cm">
          <draw:image xlink:href="Pictures/1000000000000235000000F6BEC1B141.png" xlink:type="simple" xlink:show="embed" xlink:actuate="onLoad">
            <text:p/>
          </draw:image>
        </draw:frame>
      </draw:page>
      <draw:page draw:name="page11" draw:style-name="dp1" draw:master-page-name="Padrão">
        <draw:frame draw:style-name="gr1" draw:text-style-name="P1" draw:layer="layout" svg:width="17.802cm" svg:height="17.251cm" svg:x="2cm" svg:y="1.449cm">
          <draw:image xlink:href="Pictures/10000000000003490000032F1FE23994.png" xlink:type="simple" xlink:show="embed" xlink:actuate="onLoad">
            <text:p/>
          </draw:image>
        </draw:frame>
        <draw:frame draw:style-name="gr1" draw:text-style-name="P1" draw:layer="layout" svg:width="18.056cm" svg:height="9.482cm" svg:x="2cm" svg:y="19.018cm">
          <draw:image xlink:href="Pictures/1000000000000355000001C051A635EB.png" xlink:type="simple" xlink:show="embed" xlink:actuate="onLoad">
            <text:p/>
          </draw:image>
        </draw:frame>
      </draw:page>
      <draw:page draw:name="page12" draw:style-name="dp1" draw:master-page-name="Padrão">
        <draw:frame draw:style-name="gr1" draw:text-style-name="P1" draw:layer="layout" svg:width="17.759cm" svg:height="11.388cm" svg:x="2.3cm" svg:y="1.712cm">
          <draw:image xlink:href="Pictures/10000000000003470000021A00768648.png" xlink:type="simple" xlink:show="embed" xlink:actuate="onLoad">
            <text:p/>
          </draw:image>
        </draw:frame>
        <draw:frame draw:style-name="gr1" draw:text-style-name="P1" draw:layer="layout" svg:width="12.531cm" svg:height="13.42cm" svg:x="7.169cm" svg:y="14.08cm">
          <draw:image xlink:href="Pictures/10000000000002500000027AD3F29EDD.png" xlink:type="simple" xlink:show="embed" xlink:actuate="onLoad">
            <text:p/>
          </draw:image>
        </draw:frame>
      </draw:page>
      <draw:page draw:name="page13" draw:style-name="dp1" draw:master-page-name="Padrão">
        <draw:frame draw:style-name="gr1" draw:text-style-name="P1" draw:layer="layout" svg:width="12.277cm" svg:height="4.063cm" svg:x="7.223cm" svg:y="1.3cm">
          <draw:image xlink:href="Pictures/1000000000000244000000C09529F45D.png" xlink:type="simple" xlink:show="embed" xlink:actuate="onLoad">
            <text:p/>
          </draw:image>
        </draw:frame>
        <draw:frame draw:style-name="gr1" draw:text-style-name="P1" draw:layer="layout" svg:width="12.848cm" svg:height="17.675cm" svg:x="6.6cm" svg:y="6.1cm">
          <draw:image xlink:href="Pictures/100000000000025F00000343F7F98544.png" xlink:type="simple" xlink:show="embed" xlink:actuate="onLoad">
            <text:p/>
          </draw:image>
        </draw:frame>
      </draw:page>
      <draw:page draw:name="page14" draw:style-name="dp1" draw:master-page-name="Padrão">
        <draw:frame draw:style-name="gr1" draw:text-style-name="P1" draw:layer="layout" svg:width="12.361cm" svg:height="8.297cm" svg:x="6.9cm" svg:y="1.5cm">
          <draw:image xlink:href="Pictures/100000000000024800000188B486A909.png" xlink:type="simple" xlink:show="embed" xlink:actuate="onLoad">
            <text:p/>
          </draw:image>
        </draw:frame>
        <draw:frame draw:style-name="gr1" draw:text-style-name="P1" draw:layer="layout" svg:width="12.658cm" svg:height="7.239cm" svg:x="6.2cm" svg:y="10.361cm">
          <draw:image xlink:href="Pictures/100000000000025600000156A0D0079A.png" xlink:type="simple" xlink:show="embed" xlink:actuate="onLoad">
            <text:p/>
          </draw:image>
        </draw:frame>
        <draw:frame draw:style-name="gr1" draw:text-style-name="P1" draw:layer="layout" svg:width="4.677cm" svg:height="5.291cm" svg:x="1.123cm" svg:y="10.3cm">
          <draw:image xlink:href="Pictures/10000000000000DD000000FA0DC8D5EA.png" xlink:type="simple" xlink:show="embed" xlink:actuate="onLoad">
            <text:p/>
          </draw:image>
        </draw:frame>
        <draw:frame draw:style-name="gr1" draw:text-style-name="P1" draw:layer="layout" svg:width="11.959cm" svg:height="4.042cm" svg:x="6.141cm" svg:y="18.1cm">
          <draw:image xlink:href="Pictures/1000000000000235000000BF0CF804E1.png" xlink:type="simple" xlink:show="embed" xlink:actuate="onLoad">
            <text:p/>
          </draw:image>
        </draw:frame>
      </draw:page>
      <draw:page draw:name="page15" draw:style-name="dp1" draw:master-page-name="Padrão">
        <draw:frame draw:style-name="gr1" draw:text-style-name="P1" draw:layer="layout" svg:width="13.081cm" svg:height="16.955cm" svg:x="6.5cm" svg:y="1.145cm">
          <draw:image xlink:href="Pictures/100000000000026A000003210D38767A.png" xlink:type="simple" xlink:show="embed" xlink:actuate="onLoad">
            <text:p/>
          </draw:image>
        </draw:frame>
        <draw:frame draw:style-name="gr1" draw:text-style-name="P1" draw:layer="layout" svg:width="12.298cm" svg:height="6.011cm" svg:x="6.702cm" svg:y="18.989cm">
          <draw:image xlink:href="Pictures/10000000000002450000011C0B9F5BA0.png" xlink:type="simple" xlink:show="embed" xlink:actuate="onLoad">
            <text:p/>
          </draw:image>
        </draw:frame>
      </draw:page>
      <draw:page draw:name="page16" draw:style-name="dp1" draw:master-page-name="Padrão">
        <draw:frame draw:style-name="gr1" draw:text-style-name="P1" draw:layer="layout" svg:width="11.091cm" svg:height="4.021cm" svg:x="8.4cm" svg:y="1.5cm">
          <draw:image xlink:href="Pictures/100000000000020C000000BEADF8E01C.png" xlink:type="simple" xlink:show="embed" xlink:actuate="onLoad">
            <text:p/>
          </draw:image>
        </draw:frame>
        <draw:frame draw:style-name="gr1" draw:text-style-name="P1" draw:layer="layout" svg:width="11.261cm" svg:height="9.017cm" svg:x="7.7cm" svg:y="5.6cm">
          <draw:image xlink:href="Pictures/1000000000000214000001AA69FB4A02.png" xlink:type="simple" xlink:show="embed" xlink:actuate="onLoad">
            <text:p/>
          </draw:image>
        </draw:frame>
        <draw:frame draw:style-name="gr1" draw:text-style-name="P1" draw:layer="layout" svg:width="11.896cm" svg:height="9.758cm" svg:x="6.1cm" svg:y="15.342cm">
          <draw:image xlink:href="Pictures/1000000000000232000001CD4DCDFF4F.png" xlink:type="simple" xlink:show="embed" xlink:actuate="onLoad">
            <text:p/>
          </draw:image>
        </draw:frame>
      </draw:page>
      <draw:page draw:name="page17" draw:style-name="dp1" draw:master-page-name="Padrão">
        <draw:frame draw:style-name="gr1" draw:text-style-name="P1" draw:layer="layout" svg:width="11.388cm" svg:height="13.97cm" svg:x="8.1cm" svg:y="1.53cm">
          <draw:image xlink:href="Pictures/100000000000021A000002948A618B3E.png" xlink:type="simple" xlink:show="embed" xlink:actuate="onLoad">
            <text:p/>
          </draw:image>
        </draw:frame>
        <draw:frame draw:style-name="gr1" draw:text-style-name="P1" draw:layer="layout" svg:width="4.169cm" svg:height="14.775cm" svg:x="2.5cm" svg:y="1.125cm">
          <draw:image xlink:href="Pictures/10000000000000C5000002BACBB68F61.png" xlink:type="simple" xlink:show="embed" xlink:actuate="onLoad">
            <text:p/>
          </draw:image>
        </draw:frame>
      </draw:page>
      <draw:page draw:name="page18" draw:style-name="dp1" draw:master-page-name="Padrão">
        <draw:frame draw:style-name="gr1" draw:text-style-name="P1" draw:layer="layout" svg:width="11.345cm" svg:height="17.675cm" svg:x="8.3cm" svg:y="1.325cm">
          <draw:image xlink:href="Pictures/100000000000021800000343E08DA41B.png" xlink:type="simple" xlink:show="embed" xlink:actuate="onLoad">
            <text:p/>
          </draw:image>
        </draw:frame>
        <draw:frame draw:style-name="gr1" draw:text-style-name="P1" draw:layer="layout" svg:width="12.383cm" svg:height="4.931cm" svg:x="6cm" svg:y="20.9cm">
          <draw:image xlink:href="Pictures/1000000000000249000000E934180132.png" xlink:type="simple" xlink:show="embed" xlink:actuate="onLoad">
            <text:p/>
          </draw:image>
        </draw:frame>
      </draw:page>
      <draw:page draw:name="page19" draw:style-name="dp1" draw:master-page-name="Padrão">
        <draw:frame draw:style-name="gr1" draw:text-style-name="P1" draw:layer="layout" svg:width="15.621cm" svg:height="14.499cm" svg:x="3.379cm" svg:y="1.501cm">
          <draw:image xlink:href="Pictures/10000000000002E2000002AD117A55AB.png" xlink:type="simple" xlink:show="embed" xlink:actuate="onLoad">
            <text:p/>
          </draw:image>
        </draw:frame>
        <draw:frame draw:style-name="gr1" draw:text-style-name="P1" draw:layer="layout" svg:width="12.531cm" svg:height="10.541cm" svg:x="7cm" svg:y="16.8cm">
          <draw:image xlink:href="Pictures/1000000000000250000001F278942ADD.png" xlink:type="simple" xlink:show="embed" xlink:actuate="onLoad">
            <text:p/>
          </draw:image>
        </draw:frame>
      </draw:page>
      <draw:page draw:name="page20" draw:style-name="dp1" draw:master-page-name="Padrão">
        <draw:frame draw:style-name="gr1" draw:text-style-name="P1" draw:layer="layout" svg:width="12.531cm" svg:height="9.758cm" svg:x="6.6cm" svg:y="1.342cm">
          <draw:image xlink:href="Pictures/1000000000000250000001CDCBA2FD35.png" xlink:type="simple" xlink:show="embed" xlink:actuate="onLoad">
            <text:p/>
          </draw:image>
        </draw:frame>
        <draw:frame draw:style-name="gr1" draw:text-style-name="P1" draw:layer="layout" svg:width="12.679cm" svg:height="15.431cm" svg:x="6.021cm" svg:y="11.1cm">
          <draw:image xlink:href="Pictures/1000000000000257000002D9446DB62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5T15:26:49.816019654</meta:creation-date>
    <meta:editing-duration>PT28M8S</meta:editing-duration>
    <meta:editing-cycles>11</meta:editing-cycles>
    <meta:generator>LibreOffice/4.1.3.2$Linux_X86_64 LibreOffice_project/410m0$Build-2</meta:generator>
    <dc:date>2014-04-15T15:55:27.875966193</dc:date>
    <meta:document-statistic meta:object-count="52"/>
  </office:meta>
</office:document-meta>
</file>